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42cm" fo:margin-left="0cm" fo:margin-right="-0.116cm" fo:margin-top="0cm" fo:margin-bottom="0cm" table:align="margins"/>
    </style:style>
    <style:style style:name="Table3.A" style:family="table-column">
      <style:table-column-properties style:column-width="2.962cm" style:rel-column-width="11662*"/>
    </style:style>
    <style:style style:name="Table3.B" style:family="table-column">
      <style:table-column-properties style:column-width="0.519cm" style:rel-column-width="2042*"/>
    </style:style>
    <style:style style:name="Table3.C" style:family="table-column">
      <style:table-column-properties style:column-width="0.778cm" style:rel-column-width="3063*"/>
    </style:style>
    <style:style style:name="Table3.D" style:family="table-column">
      <style:table-column-properties style:column-width="3.995cm" style:rel-column-width="15732*"/>
    </style:style>
    <style:style style:name="Table3.E" style:family="table-column">
      <style:table-column-properties style:column-width="0.503cm" style:rel-column-width="1979*"/>
    </style:style>
    <style:style style:name="Table3.F" style:family="table-column">
      <style:table-column-properties style:column-width="7.886cm" style:rel-column-width="31057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3" style:family="table-row">
      <style:table-row-properties style:min-row-height="0.529cm"/>
    </style:style>
    <style:style style:name="Table4" style:family="table">
      <style:table-properties style:width="13.012cm" fo:margin-left="-0.122cm" fo:margin-right="-0.108cm" fo:margin-top="0cm" fo:margin-bottom="0cm" table:align="margins"/>
    </style:style>
    <style:style style:name="Table4.A" style:family="table-column">
      <style:table-column-properties style:column-width="0.741cm" style:rel-column-width="3732*"/>
    </style:style>
    <style:style style:name="Table4.B" style:family="table-column">
      <style:table-column-properties style:column-width="3.281cm" style:rel-column-width="16528*"/>
    </style:style>
    <style:style style:name="Table4.C" style:family="table-column">
      <style:table-column-properties style:column-width="8.989cm" style:rel-column-width="4527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642cm" fo:margin-left="0cm" fo:margin-right="-0.116cm" table:align="margins"/>
    </style:style>
    <style:style style:name="Table5.A" style:family="table-column">
      <style:table-column-properties style:column-width="8.992cm" style:rel-column-width="35410*"/>
    </style:style>
    <style:style style:name="Table5.B" style:family="table-column">
      <style:table-column-properties style:column-width="7.65cm" style:rel-column-width="3012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09cm" fo:margin-left="9.028cm" fo:margin-right="-0.111cm" table:align="margins"/>
    </style:style>
    <style:style style:name="Table6.A" style:family="table-column">
      <style:table-column-properties style:column-width="7.609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62cm" fo:margin-left="9.028cm" fo:margin-right="-0.122cm" table:align="margins"/>
    </style:style>
    <style:style style:name="Table7.A" style:family="table-column">
      <style:table-column-properties style:column-width="7.62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2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6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Tahoma" fo:font-size="6pt" style:font-size-asian="6pt" style:font-name-complex="Tahoma" style:font-size-complex="6pt"/>
    </style:style>
    <style:style style:name="T4" style:family="text"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T-7</text:p>
                </table:table-cell>
              </table:table-row>
              <table:table-row>
                <table:table-cell table:style-name="Table2.A1" office:value-type="string">
                  <text:p text:style-name="P2">“UNTUK KEADILAN”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SURAT PERINTAH </text:p>
            <text:p text:style-name="P6">{isi1}</text:p>
            <text:p text:style-name="P6">(TINGKAT PENUNTUTAN}</text:p>
            <text:p text:style-name="P6"/>
          </table:table-cell>
        </table:table-row>
        <table:table-row>
          <table:table-cell table:style-name="Table1.A1" office:value-type="string">
            <text:p text:style-name="P5">NOMOR : PRINT- {no_surat}</text:p>
          </table:table-cell>
        </table:table-row>
        <table:table-row>
          <table:table-cell table:style-name="Table1.A1" office:value-type="string">
            <text:p text:style-name="P5">KEPALA {nama_satker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table:number-rows-spanned="2" office:value-type="string">
                  <text:p text:style-name="P2">Dasar</text:p>
                </table:table-cell>
                <table:table-cell table:style-name="Table3.A1" table:number-rows-spanned="2" office:value-type="string">
                  <text:p text:style-name="P2">:</text:p>
                </table:table-cell>
                <table:table-cell table:style-name="Table3.A1" office:value-type="string">
                  <text:p text:style-name="P13"><text:span text:style-name="T3">[!-- BEGIN Dasar --]</text:span><text:span text:style-name="T4">{noUrut}</text:span></text:p>
                </table:table-cell>
                <table:table-cell table:style-name="Table3.A1" table:number-columns-spanned="3" office:value-type="string">
                  <text:p text:style-name="P14">{isiDetail}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10">[!-- END Dasar --]</text:p>
                </table:table-cell>
                <table:table-cell table:style-name="Table3.A1" table:number-columns-spanned="3" office:value-type="string">
                  <text:p text:style-name="P9"/>
                </table:table-cell>
                <table:covered-table-cell/>
                <table:covered-table-cell/>
              </table:table-row>
              <table:table-row table:style-name="Table3.3">
                <table:table-cell table:style-name="Table3.A1" table:number-columns-spanned="6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3">
                <table:table-cell table:style-name="Table3.A1" table:number-rows-spanned="3" office:value-type="string">
                  <text:p text:style-name="P2">Pertimbangan</text:p>
                </table:table-cell>
                <table:table-cell table:style-name="Table3.A1" table:number-rows-spanned="3" office:value-type="string">
                  <text:p text:style-name="P2">:</text:p>
                </table:table-cell>
                <table:table-cell table:style-name="Table3.A1" office:value-type="string">
                  <text:p text:style-name="P13"><text:span text:style-name="T3">[!-- BEGIN Pertimbangan --]</text:span><text:span text:style-name="T4">{noUrut}</text:span></text:p>
                </table:table-cell>
                <table:table-cell table:style-name="Table3.A1" table:number-columns-spanned="3" office:value-type="string">
                  <text:p text:style-name="P14">{isiDetail}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10">[!-- END Pertimbangan --]</text:p>
                </table:table-cell>
                <table:table-cell table:style-name="Table3.A1" table:number-columns-spanned="3" office:value-type="string">
                  <text:p text:style-name="P9"/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/>
                </table:table-cell>
                <table:table-cell table:style-name="Table3.A1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>
                <table:table-cell table:style-name="Table3.A1" table:number-columns-spanned="6" office:value-type="string">
                  <text:p text:style-name="P5">MEMERINTAHKA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">Kepada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4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>
                      <table:table-cell table:style-name="Table4.A1" table:number-columns-spanned="3" office:value-type="string">
                        <text:p text:style-name="P12">Jaksa Penuntut Umum/ Penuntut Umum AD HOC: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le4.A1" office:value-type="string">
                        <text:p text:style-name="P11"><text:span text:style-name="T1">[!-- BEGIN Jaksa --]</text:span></text:p>
                        <text:p text:style-name="P11"><text:span text:style-name="T2">{</text:span></text:p>
                        <text:p text:style-name="P11"><text:span text:style-name="T2">noUrut}</text:span></text:p>
                      </table:table-cell>
                      <table:table-cell table:style-name="Table4.A1" office:value-type="string">
                        <text:p text:style-name="P14">Nama</text:p>
                      </table:table-cell>
                      <table:table-cell table:style-name="Table4.A1" office:value-type="string">
                        <text:p text:style-name="P14">: {nama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11"/>
                      </table:table-cell>
                      <table:table-cell table:style-name="Table4.A1" office:value-type="string">
                        <text:p text:style-name="P14">Pangkat/NIP</text:p>
                      </table:table-cell>
                      <table:table-cell table:style-name="Table4.A1" office:value-type="string">
                        <text:p text:style-name="P14">: {pangkatJaksa}/{nip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11"/>
                      </table:table-cell>
                      <table:table-cell table:style-name="Table4.A1" office:value-type="string">
                        <text:p text:style-name="P14">Pada Kejaksaan</text:p>
                      </table:table-cell>
                      <table:table-cell table:style-name="Table4.A1" office:value-type="string">
                        <text:p text:style-name="P14">: {jabatan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10"><text:soft-page-break/>[!-- END Jaksa <text:s/>--]</text:p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</table:table-row>
                  </table:table>
                  <text:p text:style-name="P2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rows-spanned="14" office:value-type="string">
                  <text:p text:style-name="P2">Untuk</text:p>
                </table:table-cell>
                <table:table-cell table:style-name="Table3.A1" table:number-rows-spanned="14" office:value-type="string">
                  <text:p text:style-name="P2">:</text:p>
                </table:table-cell>
                <table:table-cell table:style-name="Table3.A1" office:value-type="string">
                  <text:p text:style-name="P7">1.</text:p>
                </table:table-cell>
                <table:table-cell table:style-name="Table3.A1" table:number-columns-spanned="3" office:value-type="string">
                  <text:p text:style-name="P7">{isi1} terdakwa {isi2}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table:number-rows-spanned="12" office:value-type="string">
                  <text:p text:style-name="P7"/>
                </table:table-cell>
                <table:table-cell table:style-name="Table3.A1" office:value-type="string">
                  <text:p text:style-name="P2">Nama Lengkap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nama_tersangka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Tempat Lahi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tempat_lahir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Umur/ Tanggal Lahi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umur} / {tgl_lahir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Jenis Kelami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jenis_kelami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Kebangsaan/ Kewarganegara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kewarganegaraa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Tempat Tinggal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alamat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Agama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agama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Pekerja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pekerjaa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Pendidik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pendidika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Reg. Perkara No.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isi3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Reg. Tahanan No.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isi4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3" office:value-type="string">
                  <text:p text:style-name="P2">Dengan ketentuan bahwa ia ditahan di {isi5} {isi6} selama {isi7} hari terhitung mulai tanggal {isi8}.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2.</text:p>
                </table:table-cell>
                <table:table-cell table:style-name="Table3.A1" table:number-columns-spanned="3" office:value-type="string">
                  <text:p text:style-name="P7">Membuat Berita Acara {isi1}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>Kepada yang bersangkutan</text:p>
                </table:table-cell>
                <table:table-cell table:style-name="Table5.A1" office:value-type="string">
                  <text:p text:style-name="P2">Dikeluarkan di : {lokasi_surat}</text:p>
                </table:table-cell>
              </table:table-row>
              <table:table-row>
                <table:table-cell table:style-name="Table5.A1" office:value-type="string">
                  <text:p text:style-name="P2">untuk dilaksanakan</text:p>
                </table:table-cell>
                <table:table-cell table:style-name="Table5.A1" office:value-type="string">
                  <text:p text:style-name="P2">Pada tanggal <text:s text:c="2"/>: {tgl_surat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KEPALA {nama_satker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4">{nama_ttd}</text:p>
                </table:table-cell>
              </table:table-row>
              <table:table-row>
                <table:table-cell table:style-name="Table7.A2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7">TEMBUSAN :</text:p>
            <text:p text:style-name="P7">[!-- BEGIN tembusan --]{isiTembusan}</text:p>
            <text:p text:style-name="P2">[!-- END tembusan --]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</table:table>
      <text:p text:style-name="Normal"/>
      <text:p text:style-name="Normal"/>
      <text:p text:style-name="P7">[!-- BEGIN Jaksa --]{isiTembusan}</text:p>
      <text:p text:style-name="P2">[!-- END Jaksa --]</text:p>
      <text:p text:style-name="P7">[!-- BEGIN Dasar --]{isiTembusan}</text:p>
      <text:p text:style-name="P2">[!-- END Dasar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06T07:35:54.40</dc:date>
    <meta:editing-cycles>41</meta:editing-cycles>
    <meta:editing-duration>PT9H28S</meta:editing-duration>
    <meta:document-statistic meta:table-count="7" meta:image-count="0" meta:object-count="0" meta:page-count="2" meta:paragraph-count="86" meta:word-count="197" meta:character-count="1244"/>
    <meta:template xlink:type="simple" xlink:actuate="onRequest" xlink:title="" xlink:href="Normal.dotm"/>
  </office:meta>
</office:document-meta>
</file>